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2" table:style-name="ta1">
        <table:shapes>
          <draw:frame draw:z-index="0" draw:style-name="gr1" draw:text-style-name="P1" svg:width="132.13mm" svg:height="89.9mm" svg:x="123.69mm" svg:y="41.25mm">
            <loext:p draw:notify-on-update-of-ranges="Sheet2.A17:Sheet2.A20 Sheet2.B16:Sheet2.B16 Sheet2.B17:Sheet2.B20 Sheet2.C16:Sheet2.C16 Sheet2.C17:Sheet2.C20 Sheet2.D16:Sheet2.D16 Sheet2.D17:Sheet2.D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wspaper employment</text:p>
          </table:table-cell>
          <table:table-cell/>
          <table:table-cell office:value-type="string" calcext:value-type="string">
            <text:p>http://www.pressnet.or.jp/data/employment/employment02.php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ditorial</text:p>
          </table:table-cell>
          <table:table-cell office:value-type="string" calcext:value-type="string">
            <text:p>Ed(%)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rd(%)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4565" calcext:value-type="float">
            <text:p>54565</text:p>
          </table:table-cell>
          <table:table-cell office:value-type="float" office:value="23409" calcext:value-type="float">
            <text:p>23409</text:p>
          </table:table-cell>
          <table:table-cell office:value-type="float" office:value="42.9" calcext:value-type="float">
            <text:p>42.9</text:p>
          </table:table-cell>
          <table:table-cell office:value-type="float" office:value="10520" calcext:value-type="float">
            <text:p>10520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9668" calcext:value-type="float">
            <text:p>49668</text:p>
          </table:table-cell>
          <table:table-cell office:value-type="float" office:value="23792" calcext:value-type="float">
            <text:p>23792</text:p>
          </table:table-cell>
          <table:table-cell office:value-type="float" office:value="47.9" calcext:value-type="float">
            <text:p>47.9</text:p>
          </table:table-cell>
          <table:table-cell office:value-type="float" office:value="5711" calcext:value-type="float">
            <text:p>5711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5318" calcext:value-type="float">
            <text:p>45318</text:p>
          </table:table-cell>
          <table:table-cell office:value-type="float" office:value="22891" calcext:value-type="float">
            <text:p>22891</text:p>
          </table:table-cell>
          <table:table-cell office:value-type="float" office:value="50.5" calcext:value-type="float">
            <text:p>50.5</text:p>
          </table:table-cell>
          <table:table-cell office:value-type="float" office:value="4462" calcext:value-type="float">
            <text:p>4462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1396" calcext:value-type="float">
            <text:p>41396</text:p>
          </table:table-cell>
          <table:table-cell office:value-type="float" office:value="21541" calcext:value-type="float">
            <text:p>21541</text:p>
          </table:table-cell>
          <table:table-cell office:value-type="float" office:value="52" calcext:value-type="float">
            <text:p>52</text:p>
          </table:table-cell>
          <table:table-cell office:value-type="float" office:value="3267" calcext:value-type="float">
            <text:p>3267</text:p>
          </table:table-cell>
          <table:table-cell office:value-type="float" office:value="7.9" calcext:value-type="float">
            <text:p>7.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ditorial</text:p>
          </table:table-cell>
          <table:table-cell office:value-type="string" calcext:value-type="string">
            <text:p>Production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4565" calcext:value-type="float">
            <text:p>54565</text:p>
          </table:table-cell>
          <table:table-cell office:value-type="float" office:value="23409" calcext:value-type="float">
            <text:p>23409</text:p>
          </table:table-cell>
          <table:table-cell office:value-type="float" office:value="10520" calcext:value-type="float">
            <text:p>10520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9668" calcext:value-type="float">
            <text:p>49668</text:p>
          </table:table-cell>
          <table:table-cell office:value-type="float" office:value="23792" calcext:value-type="float">
            <text:p>23792</text:p>
          </table:table-cell>
          <table:table-cell office:value-type="float" office:value="5711" calcext:value-type="float">
            <text:p>5711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5318" calcext:value-type="float">
            <text:p>45318</text:p>
          </table:table-cell>
          <table:table-cell office:value-type="float" office:value="22891" calcext:value-type="float">
            <text:p>22891</text:p>
          </table:table-cell>
          <table:table-cell office:value-type="float" office:value="4462" calcext:value-type="float">
            <text:p>4462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1396" calcext:value-type="float">
            <text:p>41396</text:p>
          </table:table-cell>
          <table:table-cell office:value-type="float" office:value="21541" calcext:value-type="float">
            <text:p>21541</text:p>
          </table:table-cell>
          <table:table-cell office:value-type="float" office:value="3267" calcext:value-type="float">
            <text:p>326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ditorial</text:p>
          </table:table-cell>
          <table:table-cell office:value-type="string" calcext:value-type="string">
            <text:p>Producti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3" table:style-name="ce1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" office:value-type="float" office:value="91.0253825712453" calcext:value-type="float">
            <text:p>91.0</text:p>
          </table:table-cell>
          <table:table-cell table:style-name="ce1" office:value-type="float" office:value="101.63612285873" calcext:value-type="float">
            <text:p>101.6</text:p>
          </table:table-cell>
          <table:table-cell table:style-name="ce1" office:value-type="float" office:value="54.287072243346" calcext:value-type="float">
            <text:p>54.3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" office:value-type="float" office:value="83.0532392559333" calcext:value-type="float">
            <text:p>83.1</text:p>
          </table:table-cell>
          <table:table-cell table:style-name="ce1" office:value-type="float" office:value="97.7871758725277" calcext:value-type="float">
            <text:p>97.8</text:p>
          </table:table-cell>
          <table:table-cell table:style-name="ce1" office:value-type="float" office:value="42.4144486692015" calcext:value-type="float">
            <text:p>42.4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" office:value-type="float" office:value="75.865481535783" calcext:value-type="float">
            <text:p>75.9</text:p>
          </table:table-cell>
          <table:table-cell table:style-name="ce1" office:value-type="float" office:value="92.0201631850997" calcext:value-type="float">
            <text:p>92.0</text:p>
          </table:table-cell>
          <table:table-cell table:style-name="ce1" office:value-type="float" office:value="31.0551330798479" calcext:value-type="float">
            <text:p>31.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GB" style:font-name-asian="Tahoma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Hiragino Mincho ProN" style:font-family-asian="'Hiragino Mincho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 K-B</meta:initial-creator>
    <meta:creation-date>2017-01-06T11:17:13.016694000</meta:creation-date>
    <dc:date>2017-01-06T11:17:57.671688000</dc:date>
    <dc:creator>SP K-B</dc:creator>
    <meta:editing-duration>PT46S</meta:editing-duration>
    <meta:editing-cycles>1</meta:editing-cycles>
    <meta:generator>LibreOffice/5.1.6.2$MacOSX_X86_64 LibreOffice_project/07ac168c60a517dba0f0d7bc7540f5afa45f0909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14cm" svg:height="8.991cm" xlink:href=".." xlink:type="simple" chart:class="chart:line" chart:style-name="ch1">
        <chart:title svg:x="0.548cm" svg:y="0.314cm" chart:style-name="ch2">
          <text:p>Changes in Types of Employees in Newspaper Companies</text:p>
        </chart:title>
        <chart:legend svg:x="2.218cm" svg:y="5.211cm" style:legend-expansion="custom" chartooo:width="4.526cm" chartooo:height="1.583cm" style:legend-expansion-aspect-ratio="2.85912823752369" chart:style-name="ch3"/>
        <chart:plot-area chart:style-name="ch4" table:cell-range-address="Sheet2.A16:Sheet2.D20" chart:data-source-has-labels="both" svg:x="1.259cm" svg:y="1.282cm" svg:width="11.691cm" svg:height="6.565cm">
          <chartooo:coordinate-region svg:x="2.199cm" svg:y="1.48cm" svg:width="10.158cm" svg:height="5.723cm"/>
          <chart:axis chart:dimension="x" chart:name="primary-x" chart:style-name="ch5" chartooo:axis-type="auto">
            <chartooo:date-scale/>
            <chart:title svg:x="6.742cm" svg:y="8.026cm" chart:style-name="ch6">
              <text:p>year</text:p>
            </chart:title>
            <chart:categories table:cell-range-address="Sheet2.A17:Sheet2.A20"/>
          </chart:axis>
          <chart:axis chart:dimension="y" chart:name="primary-y" chart:style-name="ch7">
            <chart:title svg:x="0.451cm" svg:y="5.192cm" chart:style-name="ch8">
              <text:p>per cent</text:p>
            </chart:title>
            <chart:grid chart:style-name="ch9" chart:class="major"/>
          </chart:axis>
          <chart:series chart:style-name="ch10" chart:values-cell-range-address="Sheet2.B17:Sheet2.B20" chart:label-cell-address="Sheet2.B16:Sheet2.B16" chart:class="chart:line">
            <chart:data-point chart:repeated="4"/>
          </chart:series>
          <chart:series chart:style-name="ch11" chart:values-cell-range-address="Sheet2.C17:Sheet2.C20" chart:label-cell-address="Sheet2.C16:Sheet2.C16" chart:class="chart:line">
            <chart:data-point chart:repeated="4"/>
          </chart:series>
          <chart:series chart:style-name="ch12" chart:values-cell-range-address="Sheet2.D17:Sheet2.D20" chart:label-cell-address="Sheet2.D16:Sheet2.D1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2.B16:Sheet2.B16</svg:desc>
                </draw:g>
              </table:table-cell>
              <table:table-cell office:value-type="string">
                <text:p>Editorial</text:p>
                <draw:g>
                  <svg:desc>Sheet2.C16:Sheet2.C16</svg:desc>
                </draw:g>
              </table:table-cell>
              <table:table-cell office:value-type="string">
                <text:p>Production</text:p>
                <draw:g>
                  <svg:desc>Sheet2.D16:Sheet2.D16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Sheet2.A17:Sheet2.A20</svg:desc>
                </draw:g>
              </table:table-cell>
              <table:table-cell office:value-type="float" office:value="100">
                <text:p>100</text:p>
                <draw:g>
                  <svg:desc>Sheet2.B17:Sheet2.B20</svg:desc>
                </draw:g>
              </table:table-cell>
              <table:table-cell office:value-type="float" office:value="100">
                <text:p>100</text:p>
                <draw:g>
                  <svg:desc>Sheet2.C17:Sheet2.C20</svg:desc>
                </draw:g>
              </table:table-cell>
              <table:table-cell office:value-type="float" office:value="100">
                <text:p>100</text:p>
                <draw:g>
                  <svg:desc>Sheet2.D17:Sheet2.D20</svg:desc>
                </draw:g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91.0253825712453">
                <text:p>91.0253825712453</text:p>
              </table:table-cell>
              <table:table-cell office:value-type="float" office:value="101.63612285873">
                <text:p>101.63612285873</text:p>
              </table:table-cell>
              <table:table-cell office:value-type="float" office:value="54.287072243346">
                <text:p>54.28707224334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83.0532392559333">
                <text:p>83.0532392559333</text:p>
              </table:table-cell>
              <table:table-cell office:value-type="float" office:value="97.7871758725277">
                <text:p>97.7871758725277</text:p>
              </table:table-cell>
              <table:table-cell office:value-type="float" office:value="42.4144486692015">
                <text:p>42.414448669201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5.865481535783">
                <text:p>75.865481535783</text:p>
              </table:table-cell>
              <table:table-cell office:value-type="float" office:value="92.0201631850997">
                <text:p>92.0201631850997</text:p>
              </table:table-cell>
              <table:table-cell office:value-type="float" office:value="31.0551330798479">
                <text:p>31.05513307984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